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svg:stroke-opacity="50%" draw:fill="none" draw:opacity="100%" draw:textarea-horizontal-align="justify" draw:textarea-vertical-align="middle" draw:auto-grow-height="false" fo:min-height="25.15cm" fo:min-width="14.796cm"/>
    </style:style>
    <style:style style:name="gr2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1.423cm" fo:padding-top="0.178cm" fo:padding-bottom="0.178cm" fo:padding-left="0.303cm" fo:padding-right="0.303cm"/>
      <style:paragraph-properties style:writing-mode="lr-tb"/>
    </style:style>
    <style:style style:name="gr3" style:family="graphic" style:parent-style-name="standard">
      <style:graphic-properties draw:stroke="solid" svg:stroke-width="0.106cm" svg:stroke-color="#000000" draw:marker-start-width="0.359cm" draw:marker-end-width="0.359cm" draw:fill="solid" draw:fill-color="#cccccc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4" style:family="graphic" style:parent-style-name="standard">
      <style:graphic-properties draw:stroke="solid" svg:stroke-width="0.106cm" svg:stroke-color="#000000" draw:marker-start-width="0.359cm" draw:marker-end-width="0.359cm" draw:fill="solid" draw:fill-color="#b8ffb8" draw:opacity="100%" draw:textarea-vertical-align="middle" fo:min-height="2.163cm" fo:padding-top="0.178cm" fo:padding-bottom="0.178cm" fo:padding-left="0.303cm" fo:padding-right="0.303cm"/>
      <style:paragraph-properties style:writing-mode="lr-tb"/>
    </style:style>
    <style:style style:name="gr5" style:family="graphic" style:parent-style-name="standard">
      <style:graphic-properties svg:stroke-width="0.106cm" svg:stroke-color="#000000" draw:marker-start-width="0.359cm" draw:marker-end-width="0.359cm" draw:fill-color="#00dcff" draw:textarea-horizontal-align="justify" draw:textarea-vertical-align="middle" draw:auto-grow-height="false" fo:min-height="1.838cm" fo:min-width="1.461cm" fo:padding-top="0.178cm" fo:padding-bottom="0.178cm" fo:padding-left="0.303cm" fo:padding-right="0.303cm"/>
      <style:paragraph-properties style:writing-mode="lr-tb"/>
    </style:style>
    <style:style style:name="gr6" style:family="graphic" style:parent-style-name="standard">
      <style:graphic-properties draw:stroke="solid" svg:stroke-width="0.106cm" svg:stroke-color="#000000" draw:marker-start-width="0.359cm" draw:marker-end-width="0.359cm" draw:fill="solid" draw:fill-color="#ff6600" draw:opacity="100%" draw:textarea-vertical-align="middle" fo:min-height="3.455cm" fo:padding-top="0.178cm" fo:padding-bottom="0.178cm" fo:padding-left="0.303cm" fo:padding-right="0.303cm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ff6600" draw:opacity="100%"/>
      <style:paragraph-properties fo:text-align="center" style:writing-mode="lr-tb"/>
    </style:style>
    <style:style style:name="P4" style:family="paragraph">
      <loext:graphic-properties draw:fill="solid" draw:fill-color="#cccccc" draw:opacity="100%"/>
      <style:paragraph-properties fo:text-align="center" style:writing-mode="lr-tb"/>
    </style:style>
    <style:style style:name="P5" style:family="paragraph">
      <loext:graphic-properties draw:fill="solid" draw:fill-color="#b8ffb8" draw:opacity="100%"/>
      <style:paragraph-properties fo:text-align="center" style:writing-mode="lr-tb"/>
    </style:style>
    <style:style style:name="P6" style:family="paragraph">
      <loext:graphic-properties draw:fill-color="#00dc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5.296cm" svg:height="25.4cm" svg:x="2.684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3" draw:layer="layout" svg:width="6.35cm" svg:height="1.779cm" draw:transform="rotate (-0.523598775598299) translate (4.328cm 16.42cm)">
            <draw:text-box>
              <text:p text:style-name="P2">Housing</text:p>
            </draw:text-box>
          </draw:frame>
          <draw:frame draw:style-name="gr3" draw:text-style-name="P4" draw:layer="layout" svg:width="3.556cm" svg:height="2.519cm" draw:transform="rotate (-0.523598775598299) translate (11.853cm 11.006cm)">
            <draw:text-box>
              <text:p text:style-name="P2">Theater</text:p>
            </draw:text-box>
          </draw:frame>
          <draw:frame draw:style-name="gr4" draw:text-style-name="P5" draw:layer="layout" svg:width="3.556cm" svg:height="2.519cm" draw:transform="rotate (-0.523598775598299) translate (14.298cm 5.501cm)">
            <draw:text-box>
              <text:p text:style-name="P2">Swimming</text:p>
              <text:p text:style-name="P2">Pool</text:p>
            </draw:text-box>
          </draw:frame>
          <draw:frame draw:style-name="gr3" draw:text-style-name="P4" draw:layer="layout" svg:width="3.556cm" svg:height="2.519cm" draw:transform="rotate (-0.523598775598299) translate (5.084cm 10.031cm)">
            <draw:text-box>
              <text:p text:style-name="P2">Cafeteria</text:p>
            </draw:text-box>
          </draw:frame>
          <draw:custom-shape draw:style-name="gr5" draw:text-style-name="P6" draw:layer="layout" svg:width="2.921cm" svg:height="3.048cm" draw:transform="rotate (-0.523598775598299) translate (9.782cm 2.947cm)">
            <text:p text:style-name="P2">Play</text:p>
            <text:p text:style-name="P2">Place</text:p>
            <draw:enhanced-geometry svg:viewBox="0 0 21600 21600" draw:mirror-horizontal="false" draw:mirror-vertical="false" draw:glue-points="10800 0 0 10800 10800 21600 21600 10800" draw:path-stretchpoint-x="10800" draw:path-stretchpoint-y="10800" draw:text-areas="?f5 ?f6 ?f7 ?f8" draw:type="octagon" draw:modifiers="6326" draw:enhanced-path="M ?f0 0 L ?f2 0 21600 ?f1 21600 ?f3 ?f2 21600 ?f0 21600 0 ?f3 0 ?f1 Z N">
              <draw:equation draw:name="f0" draw:formula="left+$0 "/>
              <draw:equation draw:name="f1" draw:formula="top+$0 "/>
              <draw:equation draw:name="f2" draw:formula="right-$0 "/>
              <draw:equation draw:name="f3" draw:formula="bottom-$0 "/>
              <draw:equation draw:name="f4" draw:formula="$0 /2"/>
              <draw:equation draw:name="f5" draw:formula="left+?f4 "/>
              <draw:equation draw:name="f6" draw:formula="top+?f4 "/>
              <draw:equation draw:name="f7" draw:formula="right-?f4 "/>
              <draw:equation draw:name="f8" draw:formula="bottom-?f4 "/>
              <draw:handle draw:handle-position="$0 top" draw:handle-range-x-minimum="0" draw:handle-range-x-maximum="10800"/>
            </draw:enhanced-geometry>
          </draw:custom-shape>
          <draw:frame draw:style-name="gr6" draw:text-style-name="P3" draw:layer="layout" svg:width="1.651cm" svg:height="3.811cm" draw:transform="rotate (-0.523598775598299) translate (10.284cm 15.502cm)">
            <draw:text-box>
              <text:p/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Steven Huss-Lederman</meta:initial-creator>
    <meta:creation-date>2021-02-19T13:08:27.730930242</meta:creation-date>
    <dc:date>2021-12-24T11:14:58.867226669</dc:date>
    <dc:creator>Steven Huss-Lederman</dc:creator>
    <meta:editing-duration>PT9M19S</meta:editing-duration>
    <meta:editing-cycles>5</meta:editing-cycles>
    <meta:generator>LibreOffice/7.1.8.1$MacOSX_X86_64 LibreOffice_project/e1f30c802c3269a1d052614453f260e49458c82c</meta:generator>
    <meta:document-statistic meta:object-count="8"/>
  </office:meta>
</office:document-meta>
</file>